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own bed, in her own room, in her own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ter,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text:span text:style-name="T1">An essay, was it?</text:span> <text:span text:style-name="T1">Probably.</text:span>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had come with the intention of attending the morning classes —you seemed to have forgotten that somewhere at home. Instead, you had something else in your minds: a plan.</text:p>
      <text:p text:style-name="Normal">Its first phase consisted in waltzing in through the main gate, greet a passing professor like the good students you were, then merrily make your way up the stairs that led to your classroom and reach its door, and walk right past it. Your timing was fortunate: since it was recess, despite there being lots of people out and about, no one thought much of wandering students. However, your luck ran out when you reached the stairwell at the other end of the corridor, as the bell signalled the end of recess. <text:span text:style-name="T1">Good thing I’d accounted for this,</text:span> she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was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was less of an explanation and more self-affirmation,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alone isn’t enoug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also become so much sharper that it surprised even herself: at some point, you two were going down a long hallway when out of nowhere she pulled you into an empty classroom and half-closed the door behind her. Not a minute later, the janitor whistled by. Another time, near the end, as you were taking the stairs to the administrative floor she suddenly motioned you to stop; only then did you hear the footsteps of someone coming down from right above, making you both quickly glide down a couple flights of stairs.</text:p>
      <text:p text:style-name="Normal">Somehow though, neither of these scares felt unpleasant. She would even go so far as to say that they were fun, and, whenever she exchanged looks with you, she could tell you felt the same. So, it was almost a shame when your little odyssey finally came to an end, as you reached the door that led to the rooftop.</text:p>
      <text:p text:style-name="Normal">Only, as you remarked...</text:p>
      <text:p text:style-name="Normal">“It’s locked,” with a lock and chain at that, “after we came all the way here...” </text:p>
      <text:p text:style-name="Normal">“It is,” she reached for the padlock, “unless I decide it isn’t,” and, with nothing more than her bare hands, she opened it like it was a can of tuna.</text:p>
      <text:p text:style-name="Normal">“... Huh?!”</text:p>
      <text:p text:style-name="Normal">“Ta-da! How did you like my magic trick?” every last atom of smugness and cheekiness in her body had naturally concentrated in her smile, but even all of it couldn’t erase the astonishment (and that hint of admiration she didn’t miss) from your face.</text:p>
      <text:p text:style-name="Normal">“... That was actually pretty cool. You’ll have to tell me how you did it.”</text:p>
      <text:p text:style-name="Normal">And so, with heavy chains fallen at her feet and a compliment engraved in her heart, she pushed open the door, and a bright blue sky spread before her.</text:p>
      <text:p text:style-name="Normal"/>
      <text:p text:style-name="Normal">And yet somehow, doing the exact same thing today only deepened the loneliness. <text:span text:style-name="T1">That’s weird... Maybe something’s wrong with the world today.</text:span> Nonetheless, every step forward was one away from that world and into her own. The transition was complete when the door, the only connection between these two universes, closed itself behind her.</text:p>
      <text:p text:style-name="Normal"/>
      <text:p text:style-name="P1">••• •••</text:p>
      <text:p text:style-name="P1">Node 6: Rain</text:p>
      <text:p text:style-name="Normal"/>
      <text:p text:style-name="Normal">The concrete felt hard and cold against her back, but the sky was as wide as ever and the winds meandered mindlessly in it. She liked to lie down on the rooftop, and she didn’t care to figure out why. All she knew was that she could do it, and that there was no one to judge her.</text:p>
      <text:p text:style-name="Normal">...<text:span text:style-name="T1"> Except for me, I suppose.</text:span></text:p>
      <text:p text:style-name="Normal">“I wonder if I count as a person...” There wasn’t really any thought behind that sentence, it was just the first thing that came to mind. Subsequently, she didn’t feel particularly inclined to explore it. What was more, her eyelids were getting heavy, as was her entire body; she was falling asleep.</text:p>
      <text:p text:style-name="Normal"><text:span text:style-name="T1">Not good. I’ll get a sunburn.</text:span> Knowing that, she mustered whatever strength she had left and sat up, and with a little more willpower she managed to get up. Groggy and tired, she headed back to the walls that encased the door, seeking both shade and something to lean against, to have her back to.</text:p>
      <text:p text:style-name="Normal">As she sat back down again, a powerful breeze blew past her, and her hair fluttered. <text:span text:style-name="T1">It’s the same winds as yesterday.</text:span></text:p>
      <text:p text:style-name="Normal">“The air is so free, up here,” it was easy for her to see why it danced erratically and flew wildly. And for once, no jealousy tainted her thoughts, for she knew that in a matter of moments she would join in their freedom: she herself wasn’t sure why or when, but under certain circumstances, she could command her dreams to be lucid. Whatever the criteria were, it seemed the present moment met them, <text:span text:style-name="T1">otherwise I wouldn’t know I’m drifting off to sleep.</text:span></text:p>
      <text:p text:style-name="Normal">She wasn’t sure when she’d closed her eyes, she could only tell that at some point, sentient chairs, desks and school uniforms that definitely weren’t on the rooftop before now were out and about, busying themselves as though some class was about to start. It was quite a sight how they organised themselves into neat rows, with chairs being particular about the tables they paired with (some even settled disputes with games of rock-paper-scissors), and the uniforms quietly taking their seats when the rest had settled, leaving but two desks empty. And when a bell did ring from somewhere, the door next to her opened. From it came a row of white chalks, which made tiny little squeaks as they moved. Then, with some difficulty, there entered (<text:span text:style-name="T1">exited?</text:span>) a big blackboard on wheels pushed by a strict-looking lectern and half a dozen heavy books. But most importantly, at the end of this procession, and with an uncertain step, <text:span text:style-name="T1">you</text:span> came in.</text:p>
      <text:p text:style-name="Normal">At first you seemed a bit lost, looking around the impromptu open-air classroom, maybe unsure whether it was yours. You hadn’t noticed her yet, but as she let out a hushed</text:p>
      <text:p text:style-name="Normal">“Hey,” your gazes met, and your eyes immediately lit up.</text:p>
      <text:p text:style-name="Normal">“Hey! I was looking for you,” they said, making her heart skip a beat and her cheeks flush. You reached a hand out to her, with the clear intent of helping her get up, and she was only too glad to take your hand.</text:p>
      <text:p text:style-name="Normal">However, just before your fingers touched, a gale-like current invaded the rooftop, erasing all the fantastic creatures that had gathered there. That included <text:span text:style-name="T1">you</text:span>.</text:p>
      <text:p text:style-name="Normal">In that time, or perhaps ever since she’d stopped paying attention to them, the skies had turned dark and sulky, and they were now overran by endless hordes of black clouds. And yet, even as the heavens threatened to cry the world awash, all of her attention, all of her apprehension were on the angel of death who ever so slowly, ever so gently, descended towards her.</text:p>
      <text:p text:style-name="Normal">“Am I really an angel of death to you? If so, then I guess I really don’t count as a person.” This was all a dream, she knew it. But she also knew that ever since yesterday’s failure, there was someone who wanted to have a word with her. That someone, that girl had come wearing nothing more than a plain white dress today, and her bare feet touched down on the concrete at last. Once again, she found herself face-to-face with her own self.</text:p>
      <text:p text:style-name="Normal">But, much unlike the heavens, the girl didn’t look upset at all. Quite the opposite, the girl was smiling kindly, as though looking at a child.</text:p>
      <text:p text:style-name="Normal">“Sorry about the weather,” the girl’s hands clasped behind her as she raised her gaze to the sky, “it seems I can’t quite control it as I used to.”</text:p>
      <text:p text:style-name="Normal">Meanwhile, <text:span text:style-name="T1">she</text:span> could only look at her own shoes, and her hands wouldn’t let go of the trims of her uniform.</text:p>
      <text:p text:style-name="Normal">“... You don’t have to be scared of me, you know.”</text:p>
      <text:p text:style-name="Normal">“...”</text:p>
      <text:p text:style-name="Normal">“... I want to say that I won’t hurt you or anything but... We’ve broken that promise over and over again, haven’t we?” The girl’s smile saddened while pronouncing these words, but it didn’t go a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P1"/>
      <text:p text:style-name="P1">Part 1, Final Node: 愛はしてた。</text:p>
      <text:p text:style-name="P1"/>
      <text:p text:style-name="P1">Part 2, node 1 or part 1, node ??: ぜ〜んぶ嘘。</text:p>
      <text:p text:style-name="P1"/>
      <text:p text:style-name="P1">Part 2: Summ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